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4">
      <style:paragraph-properties fo:text-align="start" style:justify-single-word="false"/>
    </style:style>
    <style:style style:name="P4" style:family="paragraph" style:parent-style-name="Text_20_body" style:list-style-name="L15">
      <style:paragraph-properties fo:text-align="start" style:justify-single-word="false"/>
    </style:style>
    <style:style style:name="P5" style:family="paragraph" style:parent-style-name="Text_20_body" style:list-style-name="L16">
      <style:paragraph-properties fo:text-align="start" style:justify-single-word="false"/>
    </style:style>
    <style:style style:name="P6" style:family="paragraph" style:parent-style-name="Text_20_body" style:list-style-name="L14">
      <style:paragraph-properties fo:margin-left="0.8575in" fo:margin-right="0in" fo:text-align="start" style:justify-single-word="false" fo:text-indent="-0.25in" style:auto-text-indent="false">
        <style:tab-stops/>
      </style:paragraph-properties>
    </style:style>
    <style:style style:name="P7" style:family="paragraph" style:parent-style-name="Text_20_body" style:list-style-name="L15">
      <style:paragraph-properties fo:margin-left="0.8575in" fo:margin-right="0in" fo:text-align="start" style:justify-single-word="false" fo:text-indent="-0.25in" style:auto-text-indent="false">
        <style:tab-stops/>
      </style:paragraph-properties>
    </style:style>
    <style:style style:name="P8" style:family="paragraph" style:parent-style-name="Text_20_body" style:list-style-name="L16">
      <style:paragraph-properties fo:margin-left="0.8417in" fo:margin-right="0in" fo:text-align="start" style:justify-single-word="false" fo:text-indent="-0.25in" style:auto-text-indent="false">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7">
      <style:paragraph-properties fo:margin-left="0.8492in" fo:margin-right="0in" fo:text-indent="-0.25in" style:auto-text-indent="false">
        <style:tab-stops/>
      </style:paragraph-properties>
    </style:style>
    <style:style style:name="P23" style:family="paragraph" style:parent-style-name="Standard" style:list-style-name="L9">
      <style:paragraph-properties fo:margin-left="0.8492in" fo:margin-right="0in" fo:text-indent="-0.25in" style:auto-text-indent="false">
        <style:tab-stops/>
      </style:paragraph-properties>
    </style:style>
    <style:style style:name="P24" style:family="paragraph" style:parent-style-name="Standard" style:list-style-name="L10">
      <style:paragraph-properties fo:margin-left="0.8492in" fo:margin-right="0in" fo:text-indent="-0.25in" style:auto-text-indent="false">
        <style:tab-stops/>
      </style:paragraph-properties>
    </style:style>
    <style:style style:name="P25" style:family="paragraph" style:parent-style-name="Standard" style:list-style-name="L8">
      <style:paragraph-properties fo:margin-left="0.7535in" fo:margin-right="0in" fo:text-indent="-0.25in" style:auto-text-indent="false">
        <style:tab-stops/>
      </style:paragraph-properties>
    </style:style>
    <style:style style:name="P26" style:family="paragraph" style:parent-style-name="Standard" style:list-style-name="L11">
      <style:paragraph-properties fo:margin-left="0.8575in" fo:margin-right="0in" fo:text-indent="-0.25in" style:auto-text-indent="false">
        <style:tab-stops/>
      </style:paragraph-properties>
    </style:style>
    <style:style style:name="P27" style:family="paragraph" style:parent-style-name="Standard" style:list-style-name="L12">
      <style:paragraph-properties fo:margin-left="0.8335in" fo:margin-right="0in" fo:text-indent="-0.25in" style:auto-text-indent="false">
        <style:tab-stops/>
      </style:paragraph-properties>
    </style:style>
    <style:style style:name="P28" style:family="paragraph" style:parent-style-name="Heading_20_1">
      <style:paragraph-properties fo:text-align="center" style:justify-single-word="false"/>
    </style:style>
    <style:style style:name="P29" style:family="paragraph" style:parent-style-name="Heading_20_2">
      <style:paragraph-properties fo:text-align="center" style:justify-single-word="false" fo:break-before="page"/>
    </style:style>
    <style:style style:name="T1" style:family="text">
      <style:text-properties fo:color="#0084d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Curious George PaintBox - <text:s/>themes.json</text:h>
      <text:p text:style-name="P1"/>
      <text:p text:style-name="Standard">The themes.json file is currently stored into the application folder, under the “stream” directory. It's location is configurable in the application, and it can be stored anywhere (even on a different server / domain).</text:p>
      <text:p text:style-name="Standard">However, the file will reference images which must be stored on the same domain. If any of the images specified in this file is not loaded from the same domain the application will work correctly until the Save image step, where it will throw an error. This is a security limitation of the &lt;canvas&gt; tag: as soon as an image from a different domain is displayed on the canvas, the canvas becomes tainted and the browser won't allow retrieving the painted image.</text:p>
      <text:p text:style-name="Standard">If required, there is a workaround to this issue: images can be loaded through a server side script that would read the original image, encode it using the base64 method and send it back to the browser.</text:p>
      <text:p text:style-name="Standard"/>
      <text:p text:style-name="Standard">The themes.json file must contain a valid json object with a specific structure. If there is any syntax error or missing information, then the themes will not be loaded (the interface will only display the brush and the eraser tools) and an error will be thrown in the browser's console, detailing the reason of failure. </text:p>
      <text:p text:style-name="Standard"/>
      <text:h text:style-name="P29" text:outline-level="2">Configuration of the main object present in the themes.json file</text:h>
      <text:p text:style-name="P1"/>
      <text:list xml:id="list31586237" text:style-name="L1">
        <text:list-item>
          <text:p text:style-name="P9"><text:span text:style-name="T1">current_theme</text:span>: string, optional.</text:p>
          <text:p text:style-name="P9">Defines which theme is selected when the application loads. If not set, the first theme is selected. If a theme is matched in the URL, than this setting will be ignored and that theme will be selected.</text:p>
        </text:list-item>
      </text:list>
      <text:p text:style-name="Standard"/>
      <text:list xml:id="list31588017" text:continue-numbering="true" text:style-name="L1">
        <text:list-item>
          <text:p text:style-name="P9"><text:span text:style-name="T1">themes</text:span>: object, required.</text:p>
          <text:p text:style-name="P9">Must contain pairs of "theme id" =&gt; "theme object", for instance:</text:p>
          <text:p text:style-name="P9">"zoo-animals": {...}</text:p>
        </text:list-item>
      </text:list>
      <text:p text:style-name="Standard"/>
      <text:h text:style-name="P29" text:outline-level="2">Configuration of a theme object</text:h>
      <text:p text:style-name="P1"/>
      <text:list xml:id="list31558865" text:style-name="L2">
        <text:list-item>
          <text:list>
            <text:list-item>
              <text:p text:style-name="P10"><text:span text:style-name="T1">name</text:span>: string, optional</text:p>
              <text:p text:style-name="P10">The name of a theme is displayed on the theme selector button in the interface. If a name is not provided, the theme id will be used instead.</text:p>
            </text:list-item>
          </text:list>
        </text:list-item>
      </text:list>
      <text:p text:style-name="Standard"/>
      <text:list xml:id="list31580836" text:style-name="L3">
        <text:list-item>
          <text:list>
            <text:list-item>
              <text:p text:style-name="P11"><text:span text:style-name="T1">intro_audio</text:span>: array, optional</text:p>
              <text:p text:style-name="P11">Defines the audio file(s) that should play after the “Play” button was clicked. If defined, it must be an array of different formats for the same audio (usually a .ogg and a .mp3)</text:p>
            </text:list-item>
          </text:list>
        </text:list-item>
      </text:list>
      <text:p text:style-name="Standard"/>
      <text:list xml:id="list31580544" text:style-name="L4">
        <text:list-item>
          <text:list>
            <text:list-item>
              <text:p text:style-name="P12"><text:span text:style-name="T1">intro_canvas_art</text:span>: string, required</text:p>
              <text:p text:style-name="P12">Defines the path to the image painted on the canvas on the loading screen (the one in front of George). The image size should be 300 x 320 px, but may vary. It is placed on the layout at the 65 x 40 px left-top point.</text:p>
            </text:list-item>
          </text:list>
        </text:list-item>
      </text:list>
      <text:p text:style-name="Standard"/>
      <text:list xml:id="list31581599" text:style-name="L5">
        <text:list-item>
          <text:list>
            <text:list-item>
              <text:p text:style-name="P13"><text:span text:style-name="T1">stamps</text:span>: array, required</text:p>
              <text:p text:style-name="P13">Contains an array of objects, each object representing a stamp settings collection</text:p>
            </text:list-item>
          </text:list>
        </text:list-item>
      </text:list>
      <text:p text:style-name="Standard"/>
      <text:list xml:id="list31560225" text:style-name="L6">
        <text:list-item>
          <text:list>
            <text:list-item>
              <text:p text:style-name="P14"><text:span text:style-name="T1">clipart</text:span>: array, required</text:p>
              <text:p text:style-name="P14">Contains an array of objects, each object representing a clipart settings collection</text:p>
            </text:list-item>
          </text:list>
        </text:list-item>
      </text:list>
      <text:p text:style-name="Standard"/>
      <text:p text:style-name="Standard"/>
      <text:h text:style-name="P29" text:outline-level="2">Configuration of a stamp object</text:h>
      <text:p text:style-name="P1"/>
      <text:list xml:id="list31584573" text:style-name="L7">
        <text:list-item>
          <text:list>
            <text:list-item>
              <text:list>
                <text:list-item>
                  <text:p text:style-name="P22"><text:span text:style-name="T1">imagepath</text:span>: string, required</text:p>
                  <text:p text:style-name="P15">The path to the image that is displayed on the canvas. This image may include a collection of vertically placed images, and the stamp tool will rotate through each image. Can be of any size.</text:p>
                </text:list-item>
              </text:list>
            </text:list-item>
          </text:list>
        </text:list-item>
      </text:list>
      <text:p text:style-name="Standard"/>
      <text:list xml:id="list31570033" text:style-name="L8">
        <text:list-item>
          <text:list>
            <text:list-item>
              <text:list>
                <text:list-item>
                  <text:p text:style-name="P25"><text:span text:style-name="T1">thumb_imagepath</text:span>: string, required</text:p>
                  <text:p text:style-name="P16">The path to the image that is displayed in the menu. The image size must be 40x40.</text:p>
                </text:list-item>
              </text:list>
            </text:list-item>
          </text:list>
        </text:list-item>
      </text:list>
      <text:p text:style-name="Standard"/>
      <text:list xml:id="list31571432" text:style-name="L9">
        <text:list-item>
          <text:list>
            <text:list-item>
              <text:list>
                <text:list-item>
                  <text:p text:style-name="P23"><text:span text:style-name="T1">width</text:span>: integer, required</text:p>
                  <text:p text:style-name="P17">The width of the single image in the sprite (see imagepath)</text:p>
                </text:list-item>
              </text:list>
            </text:list-item>
          </text:list>
        </text:list-item>
      </text:list>
      <text:p text:style-name="Standard"/>
      <text:list xml:id="list31572549" text:style-name="L10">
        <text:list-item>
          <text:list>
            <text:list-item>
              <text:list>
                <text:list-item>
                  <text:p text:style-name="P24"><text:span text:style-name="T1">height</text:span>: integer, required</text:p>
                  <text:p text:style-name="P18">The same as width</text:p>
                </text:list-item>
              </text:list>
            </text:list-item>
          </text:list>
        </text:list-item>
      </text:list>
      <text:p text:style-name="Standard"/>
      <text:list xml:id="list31573284" text:style-name="L11">
        <text:list-item>
          <text:list>
            <text:list-item>
              <text:list>
                <text:list-item>
                  <text:p text:style-name="P26"><text:span text:style-name="T1">min_distance</text:span>: integer, optional</text:p>
                  <text:p text:style-name="P19">When dragging the mouse to draw multiple stamps, this setting is used to set the minimum distance between 2 consecutive placed images. It represents a procentual value relative to the scaled size of the image.</text:p>
                  <text:p text:style-name="P19">For example, if a stam's size is 200x100, the selected size is 50% and the min_distance is 25%, then the distance in pixels will be (200 + 100)/2 * 50/100 * 25/100 = 18.75</text:p>
                </text:list-item>
              </text:list>
            </text:list-item>
          </text:list>
        </text:list-item>
      </text:list>
      <text:p text:style-name="Standard"/>
      <text:list xml:id="list31580690" text:style-name="L12">
        <text:list-item>
          <text:list>
            <text:list-item>
              <text:list>
                <text:list-item>
                  <text:p text:style-name="P27"><text:span text:style-name="T1">choose_next_mode</text:span>: string, optional</text:p>
                  <text:p text:style-name="P20">Defines the method used to select the next image in the sprite.</text:p>
                  <text:p text:style-name="P20">Accepted values: </text:p>
                </text:list-item>
              </text:list>
            </text:list-item>
          </text:list>
        </text:list-item>
      </text:list>
      <text:list xml:id="list31578711" text:style-name="L13">
        <text:list-item>
          <text:list>
            <text:list-item>
              <text:list>
                <text:list-item>
                  <text:list>
                    <text:list-item>
                      <text:p text:style-name="P21"><text:span text:style-name="T1">liniar</text:span> (default): the images will be displayed consecutively</text:p>
                    </text:list-item>
                    <text:list-item>
                      <text:p text:style-name="P21"><text:span text:style-name="T1">random</text:span>: the images will be displayed in a random order</text:p>
                    </text:list-item>
                  </text:list>
                </text:list-item>
              </text:list>
            </text:list-item>
          </text:list>
        </text:list-item>
      </text:list>
      <text:p text:style-name="Standard"/>
      <text:p text:style-name="Standard"/>
      <text:h text:style-name="P29" text:outline-level="2">Configuration of a clipart object</text:h>
      <text:p text:style-name="P1"/>
      <text:list xml:id="list31556951" text:style-name="L14">
        <text:list-item>
          <text:list>
            <text:list-item>
              <text:list>
                <text:list-item>
                  <text:p text:style-name="P6"><text:span text:style-name="T1">imagepath</text:span>: string, required</text:p>
                  <text:p text:style-name="P3">The path to the image that is displayed on the canvas. Can be of any size.</text:p>
                </text:list-item>
              </text:list>
            </text:list-item>
          </text:list>
        </text:list-item>
      </text:list>
      <text:p text:style-name="P2"/>
      <text:list xml:id="list31557151" text:style-name="L15">
        <text:list-item>
          <text:list>
            <text:list-item>
              <text:list>
                <text:list-item>
                  <text:p text:style-name="P7"><text:span text:style-name="T1">thumb_imagepath</text:span>: string, optional</text:p>
                  <text:p text:style-name="P4">The path to the image that is displayed in the menu. Ideally it should fit into a 90 pixels wide square, but it can be of any size (smaller or larger). After the image is loaded it is automatically centered both vertically and horizontally.</text:p>
                  <text:p text:style-name="P4">If not specified, it defaults to the value of imagepath</text:p>
                </text:list-item>
              </text:list>
            </text:list-item>
          </text:list>
        </text:list-item>
      </text:list>
      <text:p text:style-name="P2"/>
      <text:list xml:id="list31557345" text:style-name="L16">
        <text:list-item>
          <text:list>
            <text:list-item>
              <text:list>
                <text:list-item>
                  <text:p text:style-name="P8"><text:span text:style-name="T1">initial_scale</text:span>: integer, optional</text:p>
                  <text:p text:style-name="P5">Procentual value of the initial scaling used when the clipart is placed on the canvas.</text:p>
                  <text:p text:style-name="P5">If not specified, it defaults to 50(%).</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u Danila</meta:initial-creator>
    <meta:creation-date>2012-08-10T13:38:12.55</meta:creation-date>
    <dc:date>2012-09-27T11:46:24.76</dc:date>
    <dc:creator>Nicu Danila</dc:creator>
    <meta:editing-duration>PT41M54S</meta:editing-duration>
    <meta:editing-cycles>10</meta:editing-cycles>
    <meta:generator>OpenOffice.org/3.3$Win32 OpenOffice.org_project/330m20$Build-9567</meta:generator>
    <meta:document-statistic meta:table-count="0" meta:image-count="0" meta:object-count="0" meta:page-count="5" meta:paragraph-count="48" meta:word-count="747" meta:character-count="4323"/>
  </office:meta>
</office:document-meta>
</file>